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6D0B2C280D5CE3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Empty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pr1" style:family="presentation" style:parent-style-name="midnightblue-subtitle">
      <style:graphic-properties draw:fill-color="#ffffff" fo:min-height="9.261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cm"/>
    </style:style>
    <style:style style:name="pr4" style:family="presentation" style:parent-style-name="midnightblue-subtitle">
      <style:graphic-properties draw:fill-color="#ffffff" draw:textarea-vertical-align="top" draw:auto-grow-height="true" fo:min-height="9.2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text-properties fo:font-size="33pt"/>
    </style:style>
    <style:style style:name="P2" style:family="paragraph">
      <loext:graphic-properties draw:fill-color="#ffffff"/>
      <style:text-properties fo:font-size="33pt" fo:font-weight="bold" style:font-size-asian="28pt" style:font-size-complex="3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start"/>
      <style:text-properties fo:font-size="24pt"/>
    </style:style>
    <style:style style:name="P5" style:family="paragraph">
      <loext:graphic-properties draw:fill-color="#ffffff"/>
      <style:paragraph-properties fo:text-align="start"/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text-properties fo:font-size="32pt" fo:font-weight="normal" style:font-size-asian="28pt" style:font-size-complex="32pt"/>
    </style:style>
    <style:style style:name="P8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8pt" fo:font-weight="bold" style:font-size-asian="32pt" style:font-weight-asian="normal"/>
    </style:style>
    <style:style style:name="P10" style:family="paragraph">
      <style:text-properties fo:font-size="22pt" fo:font-weight="normal" style:font-size-asian="28pt" style:font-size-complex="32pt"/>
    </style:style>
    <style:style style:name="P11" style:family="paragraph">
      <style:text-properties fo:font-size="26pt" fo:font-weight="normal" style:font-size-asian="28pt" style:font-size-complex="32pt"/>
    </style:style>
    <style:style style:name="T1" style:family="text">
      <style:text-properties fo:font-size="44pt" fo:font-weight="bold" style:font-size-asian="28pt" style:font-size-complex="32pt"/>
    </style:style>
    <style:style style:name="T2" style:family="text">
      <style:text-properties fo:font-size="28pt" fo:font-weight="bold" style:font-size-asian="28pt" style:font-size-complex="32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32pt"/>
    </style:style>
    <style:style style:name="T5" style:family="text">
      <style:text-properties fo:font-size="32pt" fo:font-weight="normal" style:font-size-asian="28pt" style:font-size-complex="32pt"/>
    </style:style>
    <style:style style:name="T6" style:family="text">
      <style:text-properties fo:font-size="24pt" fo:font-weight="normal" style:font-size-asian="28pt" style:font-size-complex="32pt"/>
    </style:style>
    <style:style style:name="T7" style:family="text">
      <style:text-properties fo:font-weight="normal"/>
    </style:style>
    <style:style style:name="T8" style:family="text">
      <style:text-properties fo:font-size="32pt" fo:font-weight="normal" style:font-size-asian="20pt" style:font-size-complex="20pt"/>
    </style:style>
    <style:style style:name="T9" style:family="text">
      <style:text-properties fo:font-size="32pt" style:font-size-asian="20pt" style:font-size-complex="20pt"/>
    </style:style>
    <style:style style:name="T10" style:family="text">
      <style:text-properties fo:font-size="26pt" fo:font-weight="normal" style:font-size-asian="28pt" style:font-size-complex="32pt"/>
    </style:style>
    <style:style style:name="T11" style:family="text">
      <style:text-properties fo:font-size="32pt" fo:font-weight="bold" style:font-size-asian="28pt" style:font-size-complex="32pt"/>
    </style:style>
    <style:style style:name="T12" style:family="text">
      <style:text-properties fo:font-size="28pt" fo:font-weight="bold" style:font-size-asian="32pt" style:font-weight-asian="normal"/>
    </style:style>
    <style:style style:name="T13" style:family="text">
      <style:text-properties style:text-position="super 58%" fo:font-size="28pt" fo:font-weight="bold" style:font-size-asian="32pt" style:font-weight-asian="normal"/>
    </style:style>
    <style:style style:name="T14" style:family="text">
      <style:text-properties style:text-position="super 58%" fo:font-size="32pt" fo:font-weight="normal" style:font-size-asian="28pt" style:font-size-complex="32pt"/>
    </style:style>
    <style:style style:name="T15" style:family="text">
      <style:text-properties fo:font-size="22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6cm" svg:height="9.261cm" svg:x="1cm" svg:y="3.939cm" presentation:class="subtitle" presentation:user-transformed="true">
          <draw:text-box>
            <text:p text:style-name="P1"><text:span text:style-name="T1">Paper Presentation</text:span></text:p>
            <text:p text:style-name="P1"><text:span text:style-name="T1">On</text:span></text:p>
            <text:p text:style-name="P1"><text:span text:style-name="T1">Language and its disadvantages</text:span></text:p>
            <text:p text:style-name="P1"><text:span text:style-name="T1"><text:s text:c="18"/></text:span><text:span text:style-name="T2">-Aditya Yadavalli</text:span></text:p>
            <text:p text:style-name="P1"><text:span text:style-name="T2"><text:s text:c="22"/></text:span><text:span text:style-name="T2">2017120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0">
        <office:forms form:automatic-focus="false" form:apply-design-mode="false"/>
        <draw:frame presentation:style-name="pr3" draw:layer="layout" svg:width="19.5cm" svg:height="2.6cm" svg:x="1.4cm" svg:y="0.599cm" presentation:class="title" presentation:user-transformed="true">
          <draw:text-box>
            <text:p>Where it all started</text:p>
          </draw:text-box>
        </draw:frame>
        <draw:frame presentation:style-name="pr4" draw:text-style-name="P5" draw:layer="layout" svg:width="26.4cm" svg:height="11.343cm" svg:x="0.8cm" svg:y="2.857cm" presentation:class="subtitle" presentation:user-transformed="true">
          <draw:text-box>
            <text:list text:style-name="L1">
              <text:list-header>
                <text:p text:style-name="P4"><text:span text:style-name="T3"/></text:p>
              </text:list-header>
              <text:list-item>
                <text:p text:style-name="P4"><text:span text:style-name="T4">1950s-lot of jobs were created due to industrial revolution</text:span></text:p>
              </text:list-item>
              <text:list-item>
                <text:p text:style-name="P4"><text:span text:style-name="T4">Gaps were filled by immigrants</text:span></text:p>
              </text:list-item>
              <text:list-item>
                <text:p text:style-name="P4"><text:span text:style-name="T4">For the first time ever,a multi-ethnic pattern was created</text:span></text:p>
              </text:list-item>
              <text:list-item>
                <text:p text:style-name="P4"><text:span text:style-name="T4">If you focus only on Britain,it had the largest group of immigrants from South Asia(mainly North India,Pakistan and Bangladesh)</text:span></text:p>
              </text:list-item>
              <text:list-item>
                <text:p text:style-name="P4"><text:span text:style-name="T4">Many of these South Asians came with a university education through the medium of Engli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Problems start</text:p>
          </draw:text-box>
        </draw:frame>
        <draw:frame presentation:style-name="midnightblue-outline1" draw:text-style-name="P7" draw:layer="layout" svg:width="26cm" svg:height="10.5cm" svg:x="1cm" svg:y="4.124cm" presentation:class="outline" presentation:user-transformed="true">
          <draw:text-box>
            <text:list text:style-name="L2">
              <text:list-item>
                <text:p><text:span text:style-name="T5">The British authorities weren’t sure of the quality </text:span><text:span text:style-name="T5">of education they’ve received.</text:span></text:p>
              </text:list-item>
              <text:list-item>
                <text:p><text:span text:style-name="T5">This is the reason why even the educated were </text:span><text:span text:style-name="T5">confined low status jobs.</text:span></text:p>
              </text:list-item>
              <text:list-item>
                <text:p><text:span text:style-name="T5">Lots of inter-ethnic conflicts-main reason is due to </text:span><text:span text:style-name="T5">unequal distribution of power. Other reasons </text:span><text:span text:style-name="T5">include linguistic and cultural differences</text:span></text:p>
              </text:list-item>
            </text:list>
          </draw:text-box>
        </draw:frame>
        <draw:frame draw:style-name="gr2" draw:text-style-name="P8" draw:layer="layout" svg:width="26cm" svg:height="1.997cm" svg:x="1cm" svg:y="0.62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Problems continue</text:p>
          </draw:text-box>
        </draw:frame>
        <draw:frame presentation:style-name="pr6" draw:text-style-name="P7" draw:layer="layout" svg:width="26cm" svg:height="10.5cm" svg:x="1cm" svg:y="4.124cm" presentation:class="outline">
          <draw:text-box>
            <text:list text:style-name="L2">
              <text:list-item>
                <text:p><text:span text:style-name="T5">Differences in language background and the use of </text:span><text:span text:style-name="T5">English is the main reason why South Asians are </text:span><text:span text:style-name="T5">discriminated.</text:span></text:p>
              </text:list-item>
              <text:list-item>
                <text:p><text:span text:style-name="T5">This is just not due to lack of lexical or </text:span><text:span text:style-name="T5">grammatical skill in English but also due ‘shared </text:span><text:span text:style-name="T5">knowledge’(we will talk about this later)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Why these problems?</text:p>
          </draw:text-box>
        </draw:frame>
        <draw:frame presentation:style-name="pr6" draw:text-style-name="P7" draw:layer="layout" svg:width="26cm" svg:height="10.5cm" svg:x="1cm" svg:y="4.124cm" presentation:class="outline" presentation:user-transformed="true">
          <draw:text-box>
            <text:list text:style-name="L2">
              <text:list-item>
                <text:p><text:span text:style-name="T5">Lets categorize the jobs taken (usually) by South </text:span><text:span text:style-name="T5">Asians</text:span></text:p>
              </text:list-item>
              <text:list-item>
                <text:p><text:span text:style-name="T6">(a) Semi-automated industries. Eg: food processing.</text:span></text:p>
              </text:list-item>
              <text:list-item>
                <text:p><text:span text:style-name="T6">(b) Traditional markets which were deskilled. Eg: textiles,foundries.</text:span></text:p>
              </text:list-item>
              <text:list-item>
                <text:p><text:span text:style-name="T6">(c) service industries with labour shortage. Eg: transport,hospital.</text:span></text:p>
              </text:list-item>
              <text:list-item>
                <text:p><text:span text:style-name="T6">(d) routine administrative jobs in nationalized service industries</text:span></text:p>
              </text:list-item>
              <text:list-item>
                <text:p><text:span text:style-name="T6">(e) low status jobs in medicine and in education.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Why these problems?-Continuation</text:p>
          </draw:text-box>
        </draw:frame>
        <draw:frame presentation:style-name="pr6" draw:text-style-name="P7" draw:layer="layout" svg:width="26cm" svg:height="10.5cm" svg:x="1cm" svg:y="4.124cm" presentation:class="outline" presentation:user-transformed="true">
          <draw:text-box>
            <text:list text:style-name="L2">
              <text:list-item>
                <text:p><text:span text:style-name="T5">Introduction of formal tests to test competence in </text:span><text:span text:style-name="T5">English.</text:span></text:p>
              </text:list-item>
              <text:list-item>
                <text:p><text:span text:style-name="T5">Through common conventions people treat each </text:span><text:span text:style-name="T5">other as a social group. This helps them to acquire </text:span><text:span text:style-name="T5">knowledge(shared) and further reinforces the </text:span><text:span text:style-name="T5">social group and sharedness .</text:span></text:p>
              </text:list-item>
              <text:list-item>
                <text:p><text:span text:style-name="T5">Small linguistic differences between the Whites </text:span><text:span text:style-name="T5">and South Asians are assumed to be broad </text:span><text:span text:style-name="T5">cultural differences relating to attitude and </text:span><text:span text:style-name="T5">behaviou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Why these problems?-Example</text:p>
          </draw:text-box>
        </draw:frame>
        <draw:frame presentation:style-name="pr6" draw:layer="layout" svg:width="26cm" svg:height="10.5cm" svg:x="1cm" svg:y="4.124cm" presentation:class="outline">
          <draw:text-box>
            <text:list text:style-name="L2">
              <text:list-header>
                <text:p><text:span text:style-name="T7">Supervisor: Can you speak English</text:span></text:p>
                <text:p><text:span text:style-name="T7">Applicant : <text:s/>No(ironically)</text:span></text:p>
                <text:p><text:span text:style-name="T7">Supervisor: (addressing the observer) </text:span><text:span text:style-name="T8">Oh,you see,he can’t </text:span><text:span text:style-name="T8">speak English.</text:span></text:p>
                <text:p><text:span text:style-name="T8">Applicant : If I can’t speak English, what am I </text:span><text:span text:style-name="T8">speaking to you now? </text:span><text:span text:style-name="T9">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Why these problems?-Continuation </text:p>
          </draw:text-box>
        </draw:frame>
        <draw:frame presentation:style-name="pr6" draw:text-style-name="P7" draw:layer="layout" svg:width="26cm" svg:height="10.5cm" svg:x="1cm" svg:y="4.124cm" presentation:class="outline">
          <draw:text-box>
            <text:list text:style-name="L2">
              <text:list-header>
                <text:p><text:span text:style-name="T10">The following are the problems cited by the White employers </text:span><text:span text:style-name="T10">about the South Asian workers:</text:span></text:p>
              </text:list-header>
              <text:list-item>
                <text:p><text:span text:style-name="T10">Never sure an instruction has been fully understood</text:span></text:p>
              </text:list-item>
              <text:list-item>
                <text:p><text:span text:style-name="T10">Difficulties in explaining about quality,breakdowns and faults</text:span></text:p>
              </text:list-item>
              <text:list-item>
                <text:p><text:span text:style-name="T10">Difficulties in obtaining explanations in relation to personal </text:span><text:span text:style-name="T10">problems</text:span></text:p>
              </text:list-item>
              <text:list-item>
                <text:p><text:span text:style-name="T10">Uncertain about how far responsibilities regarding health and </text:span><text:span text:style-name="T10">safety legislation can be fulfilled with workers who have </text:span><text:span text:style-name="T10">limited English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<text:s/>How to get of this negative loop?</text:p>
          </draw:text-box>
        </draw:frame>
        <draw:frame presentation:style-name="pr6" draw:text-style-name="P7" draw:layer="layout" svg:width="26cm" svg:height="10.5cm" svg:x="1cm" svg:y="4.124cm" presentation:class="outline" presentation:user-transformed="true">
          <draw:text-box>
            <text:list text:style-name="L2">
              <text:list-item>
                <text:p><text:span text:style-name="T5">Process of getting out of this includes language </text:span><text:span text:style-name="T5">acquisition and </text:span><text:span text:style-name="T11">language socialization</text:span></text:p>
              </text:list-item>
              <text:list-item>
                <text:p><text:span text:style-name="T5">Language socialization is learning not only the </text:span><text:span text:style-name="T5">grammar and vocabulary but also the speaking </text:span><text:span text:style-name="T5">practices followed in social contex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text-style-name="P9" draw:layer="layout" svg:width="26cm" svg:height="1.997cm" svg:x="1cm" svg:y="0.627cm" presentation:class="title" presentation:user-transformed="true">
          <draw:text-box>
            <text:p><text:span text:style-name="T12">Acquiring 1</text:span><text:span text:style-name="T13">st</text:span><text:span text:style-name="T12"> language vs Acquiring 2</text:span><text:span text:style-name="T13">nd </text:span><text:span text:style-name="T12">language</text:span></text:p>
          </draw:text-box>
        </draw:frame>
        <draw:frame presentation:style-name="pr6" draw:layer="layout" svg:width="26cm" svg:height="10.5cm" svg:x="1cm" svg:y="4.124cm" presentation:class="outline" presentation:user-transformed="true">
          <draw:text-box>
            <text:list text:style-name="L2">
              <text:list-item>
                <text:p><text:span text:style-name="T5">2</text:span><text:span text:style-name="T14">nd</text:span><text:span text:style-name="T5"> language acquisition: involves learning only </text:span><text:span text:style-name="T5">that grammar and vocabulary.</text:span></text:p>
              </text:list-item>
              <text:list-item>
                <text:p><text:span text:style-name="T5">1</text:span><text:span text:style-name="T14">st</text:span><text:span text:style-name="T5"> language acquisition: involves learning to be </text:span><text:span text:style-name="T5">socialized into the particular culture in which </text:span><text:span text:style-name="T5">they’re brought up apart from what they learn </text:span><text:span text:style-name="T5">when acquiring a language other than their 1</text:span><text:span text:style-name="T14">st</text:span><text:span text:style-name="T5">.</text:span></text:p>
              </text:list-item>
              <text:list-item>
                <text:p><text:span text:style-name="T5">This way of learning a 2</text:span><text:span text:style-name="T14">nd</text:span><text:span text:style-name="T5"> language has to change. </text:span>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Proposed Solution</text:p>
          </draw:text-box>
        </draw:frame>
        <draw:frame presentation:style-name="pr6" draw:layer="layout" svg:width="26cm" svg:height="10.5cm" svg:x="1cm" svg:y="4.124cm" presentation:class="outline">
          <draw:text-box>
            <text:list text:style-name="L2">
              <text:list-item>
                <text:p><text:span text:style-name="T5">This needs creating a social context on which both </text:span><text:span text:style-name="T5">sides can interpret and evaluate an interaction </text:span><text:span text:style-name="T5">with the appreciation of others goals and </text:span><text:span text:style-name="T5">conventions.</text:span></text:p>
              </text:list-item>
              <text:list-item>
                <text:p><text:span text:style-name="T5">It is important for the trainers to gain the </text:span><text:span text:style-name="T5">individuals’ commitment to help with data </text:span><text:span text:style-name="T5">collection and analysing it.</text:span></text:p>
              </text:list-item>
              <text:list-item>
                <text:p><text:span text:style-name="T5">Trainers examine inter-ethnic communication for </text:span><text:span text:style-name="T5">differences in goals and find how these awkward </text:span><text:span text:style-name="T5">situations are creat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Job Interview-Example of Proposed <text:s text:c="2"/>Solution</text:p>
          </draw:text-box>
        </draw:frame>
        <draw:frame presentation:style-name="pr6" draw:text-style-name="P10" draw:layer="layout" svg:width="26cm" svg:height="10.5cm" svg:x="1cm" svg:y="4.124cm" presentation:class="outline" presentation:user-transformed="true">
          <draw:text-box>
            <text:list text:style-name="L2">
              <text:list-item>
                <text:p><text:span text:style-name="T15">Candidate’s Application Form</text:span></text:p>
                <text:p><text:span text:style-name="T15">(i) Education and previous employment</text:span></text:p>
                <text:p><text:span text:style-name="T15">(ii) Librarian Course</text:span></text:p>
                <text:p><text:span text:style-name="T15">(iii) Present Job</text:span></text:p>
              </text:list-item>
              <text:list-item>
                <text:p><text:span text:style-name="T15">Professional questions</text:span></text:p>
                <text:p><text:span text:style-name="T15">(i) Candidate’s views on professional course</text:span></text:p>
                <text:p><text:span text:style-name="T15">(ii) Experience in present job relevant to this application</text:span></text:p>
                <text:p><text:span text:style-name="T15">(iii) Special professional interest in this point</text:span></text:p>
              </text:list-item>
              <text:list-item>
                <text:p><text:span text:style-name="T15">Practical details</text:span></text:p>
                <text:p><text:span text:style-name="T15">not important for this stud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Example continuation</text:p>
          </draw:text-box>
        </draw:frame>
        <draw:frame presentation:style-name="pr6" draw:layer="layout" svg:width="26cm" svg:height="10.5cm" svg:x="1cm" svg:y="4.124cm" presentation:class="outline">
          <draw:text-box>
            <text:list text:style-name="L2">
              <text:list-item>
                <text:p><text:span text:style-name="T10">Interviewer: One last question,Mr Sandhu(Applicant),why are </text:span><text:span text:style-name="T10">you applying for this particular type of job in a college-a </text:span><text:span text:style-name="T10">librarian’s job in a college?</text:span></text:p>
              </text:list-item>
              <text:list-item>
                <text:p><text:span text:style-name="T10">Applicant: Well,in fact,I have,up till now-um-previous to my-</text:span><text:span text:style-name="T10">this job which I’m at present doing,I did send about 150 </text:span><text:span text:style-name="T10">applications and my present job that was the only interview I </text:span><text:span text:style-name="T10">got and I was accepted there and I was given that job is a </text:span><text:span text:style-name="T10">temporary job as you know. Job is going to finish next </text:span><text:span text:style-name="T10">December-so I desperately need another job-I’ve already sent </text:span><text:span text:style-name="T10">about 50 applicants but this my second interview.</text:span></text:p>
              </text:list-item>
              <text:list-item>
                <text:p><text:span text:style-name="T10">Interviewer: I see,thanks very much. Than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Significant Breakdowns</text:p>
          </draw:text-box>
        </draw:frame>
        <draw:frame presentation:style-name="pr6" draw:text-style-name="P11" draw:layer="layout" svg:width="26cm" svg:height="10.5cm" svg:x="1cm" svg:y="4.124cm" presentation:class="outline">
          <draw:text-box>
            <text:list text:style-name="L2">
              <text:list-item>
                <text:p><text:span text:style-name="T10">The applicant didn’t know how the applications work.</text:span></text:p>
              </text:list-item>
              <text:list-item>
                <text:p><text:span text:style-name="T10">Candidate frequently misinterpreted the interviewer’s </text:span><text:span text:style-name="T10">question. Shows lack of shared knowledge.</text:span></text:p>
              </text:list-item>
              <text:list-item>
                <text:p><text:span text:style-name="T10">The interviewers made wrong inferences from the applicant’s </text:span><text:span text:style-name="T10">answers. This happened due to two main reasons.</text:span></text:p>
                <text:p><text:span text:style-name="T10">(i)The applicant structured his answers so that the most </text:span><text:span text:style-name="T10">relevant part of the answer is at the end.</text:span></text:p>
                <text:p><text:span text:style-name="T10">(ii)Key words and rhythm not there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6D0B2C280D5CE3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8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4cm" presentation:class="outline" presentation:placeholder="true">
        <draw:text-box/>
      </draw:frame>
      <draw:frame presentation:style-name="Mpr6" draw:text-style-name="MP9" draw:layer="backgroundobjects" svg:width="8cm" svg:height="0.75cm" svg:x="1cm" svg:y="14.99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4.999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49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2:50.875637331</meta:creation-date>
    <dc:date>2018-04-06T18:38:36.280707135</dc:date>
    <meta:editing-duration>PT31M31S</meta:editing-duration>
    <meta:editing-cycles>9</meta:editing-cycles>
    <meta:generator>LibreOffice/6.0.1.1$Linux_X86_64 LibreOffice_project/60bfb1526849283ce2491346ed2aa51c465abfe6</meta:generator>
    <meta:document-statistic meta:object-count="91"/>
  </office:meta>
</office:document-meta>
</file>